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46.3pt"/>
    </style:style>
    <style:style style:name="co3" style:family="table-column">
      <style:table-column-properties fo:break-before="auto" style:column-width="52.55pt"/>
    </style:style>
    <style:style style:name="co4" style:family="table-column">
      <style:table-column-properties fo:break-before="auto" style:column-width="46.86pt"/>
    </style:style>
    <style:style style:name="co5" style:family="table-column">
      <style:table-column-properties fo:break-before="auto" style:column-width="49.49pt"/>
    </style:style>
    <style:style style:name="co6" style:family="table-column">
      <style:table-column-properties fo:break-before="auto" style:column-width="77.16pt"/>
    </style:style>
    <style:style style:name="co7" style:family="table-column">
      <style:table-column-properties fo:break-before="auto" style:column-width="251.94pt"/>
    </style:style>
    <style:style style:name="co8" style:family="table-column">
      <style:table-column-properties fo:break-before="auto" style:column-width="116.9pt"/>
    </style:style>
    <style:style style:name="co9" style:family="table-column">
      <style:table-column-properties fo:break-before="auto" style:column-width="29.11pt"/>
    </style:style>
    <style:style style:name="co10" style:family="table-column">
      <style:table-column-properties fo:break-before="auto" style:column-width="27.95pt"/>
    </style:style>
    <style:style style:name="co11" style:family="table-column">
      <style:table-column-properties fo:break-before="auto" style:column-width="75.29pt"/>
    </style:style>
    <style:style style:name="co12" style:family="table-column">
      <style:table-column-properties fo:break-before="auto" style:column-width="143.35pt"/>
    </style:style>
    <style:style style:name="co13" style:family="table-column">
      <style:table-column-properties fo:break-before="auto" style:column-width="42.69pt"/>
    </style:style>
    <style:style style:name="co14" style:family="table-column">
      <style:table-column-properties fo:break-before="auto" style:column-width="51.19pt"/>
    </style:style>
    <style:style style:name="co15" style:family="table-column">
      <style:table-column-properties fo:break-before="auto" style:column-width="286.4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91.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37"/>
    <style:style style:name="ce2" style:family="table-cell" style:parent-style-name="Default" style:data-style-name="N104"/>
    <style:style style:name="ce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ext-properties fo:font-style="italic" style:text-underline-style="none" style:font-style-asian="italic" style:font-style-complex="italic"/>
    </style:style>
    <style:style style:name="ce15" style:family="table-cell" style:parent-style-name="Default">
      <style:text-properties fo:font-style="italic" style:font-style-asian="italic" style:font-style-complex="italic"/>
    </style:style>
    <style:style style:name="ce16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Cost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Activity </text:p>
          </table:table-cell>
          <table:table-cell table:number-columns-repeated="2" office:value-type="string" calcext:value-type="string">
            <text:p>Typ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Currency</text:p>
          </table:table-cell>
          <table:table-cell office:value-type="string" calcext:value-type="string">
            <text:p>card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date" office:date-value="2019-06-17" calcext:value-type="date">
            <text:p>06/17/19</text:p>
          </table:table-cell>
          <table:table-cell office:value-type="string" calcext:value-type="string">
            <text:p>Deposit into CIBC business acount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equit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Debit</text:p>
          </table:table-cell>
          <table:table-cell/>
        </table:table-row>
        <table:table-row table:style-name="ro1">
          <table:table-cell office:value-type="date" office:date-value="2019-06-19" calcext:value-type="date">
            <text:p>06/19/19</text:p>
          </table:table-cell>
          <table:table-cell office:value-type="string" calcext:value-type="string">
            <text:p>Deposit into TD business account 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equit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TD Debit</text:p>
          </table:table-cell>
          <table:table-cell/>
        </table:table-row>
        <table:table-row table:style-name="ro1">
          <table:table-cell office:value-type="date" office:date-value="2019-06-19" calcext:value-type="date">
            <text:p>06/19/19</text:p>
          </table:table-cell>
          <table:table-cell office:value-type="string" calcext:value-type="string">
            <text:p>Deposit into TD business account 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equity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TD Debit</text:p>
          </table:table-cell>
          <table:table-cell/>
        </table:table-row>
        <table:table-row table:style-name="ro1">
          <table:table-cell office:value-type="date" office:date-value="2019-06-24" calcext:value-type="date">
            <text:p>06/24/19</text:p>
          </table:table-cell>
          <table:table-cell office:value-type="string" calcext:value-type="string">
            <text:p>Deposit into CIBC Business Account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equity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Debit</text:p>
          </table:table-cell>
          <table:table-cell/>
        </table:table-row>
        <table:table-row table:style-name="ro1">
          <table:table-cell office:value-type="date" office:date-value="2019-06-28" calcext:value-type="date">
            <text:p>06/28/19</text:p>
          </table:table-cell>
          <table:table-cell table:style-name="ce2" office:value-type="string" calcext:value-type="string">
            <text:p>Honda Pilot 2 Year Lease deposit 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expense</text:p>
          </table:table-cell>
          <table:table-cell office:value-type="float" office:value="-500" calcext:value-type="float">
            <text:p>-500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6-28" calcext:value-type="date">
            <text:p>06/28/19</text:p>
          </table:table-cell>
          <table:table-cell office:value-type="string" calcext:value-type="string">
            <text:p>Gas fill for 20 dollars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expense</text:p>
          </table:table-cell>
          <table:table-cell office:value-type="float" office:value="-20.03" calcext:value-type="float">
            <text:p>-20.03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6-28" calcext:value-type="date">
            <text:p>06/28/19</text:p>
          </table:table-cell>
          <table:table-cell office:value-type="string" calcext:value-type="string">
            <text:p>Markham homestay</text:p>
          </table:table-cell>
          <table:table-cell/>
          <table:table-cell office:value-type="string" calcext:value-type="string">
            <text:p>expense</text:p>
          </table:table-cell>
          <table:table-cell office:value-type="float" office:value="-96.16" calcext:value-type="float">
            <text:p>-96.16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6-29" calcext:value-type="date">
            <text:p>06/29/19</text:p>
          </table:table-cell>
          <table:table-cell office:value-type="string" calcext:value-type="string">
            <text:p>FIDO Jun Bill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expense</text:p>
          </table:table-cell>
          <table:table-cell office:value-type="float" office:value="-90.33" calcext:value-type="float">
            <text:p>-90.33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7-02" calcext:value-type="date">
            <text:p>07/02/19</text:p>
          </table:table-cell>
          <table:table-cell office:value-type="string" calcext:value-type="string">
            <text:p>Transfer into CIBC Business Account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equity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Debit</text:p>
          </table:table-cell>
          <table:table-cell/>
        </table:table-row>
        <table:table-row table:style-name="ro1">
          <table:table-cell office:value-type="date" office:date-value="2019-07-02" calcext:value-type="date">
            <text:p>07/02/19</text:p>
          </table:table-cell>
          <table:table-cell office:value-type="string" calcext:value-type="string">
            <text:p>Last car fill into rental car 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expense</text:p>
          </table:table-cell>
          <table:table-cell office:value-type="float" office:value="-40.19" calcext:value-type="float">
            <text:p>-40.19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7-02" calcext:value-type="date">
            <text:p>07/02/19</text:p>
          </table:table-cell>
          <table:table-cell office:value-type="string" calcext:value-type="string">
            <text:p>Honda pilot first payment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expense</text:p>
          </table:table-cell>
          <table:table-cell office:value-type="float" office:value="-672.18" calcext:value-type="float">
            <text:p>-672.18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7-03" calcext:value-type="date">
            <text:p>07/03/19</text:p>
          </table:table-cell>
          <table:table-cell office:value-type="string" calcext:value-type="string">
            <text:p>TD car insurance payment 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expense</text:p>
          </table:table-cell>
          <table:table-cell office:value-type="float" office:value="-183.7" calcext:value-type="float">
            <text:p>-183.7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Debit</text:p>
          </table:table-cell>
          <table:table-cell/>
        </table:table-row>
        <table:table-row table:style-name="ro1">
          <table:table-cell office:value-type="date" office:date-value="2019-07-06" calcext:value-type="date">
            <text:p>07/06/19</text:p>
          </table:table-cell>
          <table:table-cell office:value-type="string" calcext:value-type="string">
            <text:p>Wire Transfer from China to TD USD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equity</text:p>
          </table:table-cell>
          <table:table-cell office:value-type="float" office:value="43182.5" calcext:value-type="float">
            <text:p>43182.5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TD Debit</text:p>
          </table:table-cell>
          <table:table-cell/>
        </table:table-row>
        <table:table-row table:style-name="ro1">
          <table:table-cell office:value-type="date" office:date-value="2019-07-09" calcext:value-type="date">
            <text:p>07/09/19</text:p>
          </table:table-cell>
          <table:table-cell office:value-type="string" calcext:value-type="string">
            <text:p>Incorporation of convex real holdings limited</text:p>
          </table:table-cell>
          <table:table-cell/>
          <table:table-cell office:value-type="string" calcext:value-type="string">
            <text:p>expense</text:p>
          </table:table-cell>
          <table:table-cell office:value-type="float" office:value="-200" calcext:value-type="float">
            <text:p>-200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7-09" calcext:value-type="date">
            <text:p>07/09/19</text:p>
          </table:table-cell>
          <table:table-cell office:value-type="string" calcext:value-type="string">
            <text:p>Nuans name search convex real holdings limited</text:p>
          </table:table-cell>
          <table:table-cell/>
          <table:table-cell office:value-type="string" calcext:value-type="string">
            <text:p>expense</text:p>
          </table:table-cell>
          <table:table-cell office:value-type="float" office:value="-13.8" calcext:value-type="float">
            <text:p>-13.8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7-10" calcext:value-type="date">
            <text:p>07/10/19</text:p>
          </table:table-cell>
          <table:table-cell office:value-type="string" calcext:value-type="string">
            <text:p>Nuans name search convex horizon holdings limited</text:p>
          </table:table-cell>
          <table:table-cell/>
          <table:table-cell office:value-type="string" calcext:value-type="string">
            <text:p>expense</text:p>
          </table:table-cell>
          <table:table-cell office:value-type="float" office:value="-13.8" calcext:value-type="float">
            <text:p>-13.8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7-11" calcext:value-type="date">
            <text:p>07/11/19</text:p>
          </table:table-cell>
          <table:table-cell office:value-type="string" calcext:value-type="string">
            <text:p>Transfer from TD personal to TD Business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equity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TD internet</text:p>
          </table:table-cell>
          <table:table-cell/>
        </table:table-row>
        <table:table-row table:style-name="ro1">
          <table:table-cell office:value-type="date" office:date-value="2019-07-11" calcext:value-type="date">
            <text:p>07/11/19</text:p>
          </table:table-cell>
          <table:table-cell office:value-type="string" calcext:value-type="string">
            <text:p>Transfer from CIBC personal to CIBC Business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equity</text:p>
          </table:table-cell>
          <table:table-cell office:value-type="float" office:value="175000" calcext:value-type="float">
            <text:p>175000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CIBC Branch</text:p>
          </table:table-cell>
          <table:table-cell/>
        </table:table-row>
        <table:table-row table:style-name="ro1">
          <table:table-cell office:value-type="date" office:date-value="2019-07-11" calcext:value-type="date">
            <text:p>07/11/19</text:p>
          </table:table-cell>
          <table:table-cell office:value-type="string" calcext:value-type="string">
            <text:p>Gas fill for 40.19 dollars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expense</text:p>
          </table:table-cell>
          <table:table-cell office:value-type="float" office:value="-40.19" calcext:value-type="float">
            <text:p>-40.19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7-11" calcext:value-type="date">
            <text:p>07/11/19</text:p>
          </table:table-cell>
          <table:table-cell office:value-type="string" calcext:value-type="string">
            <text:p>TD to IB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equity</text:p>
          </table:table-cell>
          <table:table-cell office:value-type="float" office:value="90000" calcext:value-type="float">
            <text:p>90000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IB</text:p>
          </table:table-cell>
          <table:table-cell/>
        </table:table-row>
        <table:table-row table:style-name="ro1">
          <table:table-cell office:value-type="date" office:date-value="2019-07-15" calcext:value-type="date">
            <text:p>07/15/19</text:p>
          </table:table-cell>
          <table:table-cell office:value-type="string" calcext:value-type="string">
            <text:p>IB transfer from HK to IB Canada.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equity</text:p>
          </table:table-cell>
          <table:table-cell office:value-type="float" office:value="588951.16" calcext:value-type="float">
            <text:p>588951.16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IB</text:p>
          </table:table-cell>
          <table:table-cell office:value-type="string" calcext:value-type="string">
            <text:p>share purchase @ 0.1 per share for 5.8 million shares.</text:p>
          </table:table-cell>
        </table:table-row>
        <table:table-row table:style-name="ro1">
          <table:table-cell office:value-type="date" office:date-value="2019-07-16" calcext:value-type="date">
            <text:p>07/16/19</text:p>
          </table:table-cell>
          <table:table-cell office:value-type="string" calcext:value-type="string">
            <text:p>Gas fill for 50 dollars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expense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7-20" calcext:value-type="date">
            <text:p>07/20/19</text:p>
          </table:table-cell>
          <table:table-cell office:value-type="string" calcext:value-type="string">
            <text:p>gas fill for 50.10 dollars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expense</text:p>
          </table:table-cell>
          <table:table-cell office:value-type="float" office:value="-50.1" calcext:value-type="float">
            <text:p>-50.1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7-23" calcext:value-type="date">
            <text:p>07/23/19</text:p>
          </table:table-cell>
          <table:table-cell office:value-type="string" calcext:value-type="string">
            <text:p>CIBC to IB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equity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IB</text:p>
          </table:table-cell>
          <table:table-cell/>
        </table:table-row>
        <table:table-row table:style-name="ro1">
          <table:table-cell office:value-type="date" office:date-value="2019-07-26" calcext:value-type="date">
            <text:p>07/26/19</text:p>
          </table:table-cell>
          <table:table-cell office:value-type="string" calcext:value-type="string">
            <text:p>gas fill for 47.86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expense</text:p>
          </table:table-cell>
          <table:table-cell office:value-type="float" office:value="-47.86" calcext:value-type="float">
            <text:p>-47.86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7-26" calcext:value-type="date">
            <text:p>07/26/19</text:p>
          </table:table-cell>
          <table:table-cell office:value-type="string" calcext:value-type="string">
            <text:p>Transfer from CIBC personal to convex cap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equity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Debit</text:p>
          </table:table-cell>
          <table:table-cell/>
        </table:table-row>
        <table:table-row table:style-name="ro1">
          <table:table-cell office:value-type="date" office:date-value="2019-07-28" calcext:value-type="date">
            <text:p>07/28/19</text:p>
          </table:table-cell>
          <table:table-cell office:value-type="string" calcext:value-type="string">
            <text:p>gas fill for 56.93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expense</text:p>
          </table:table-cell>
          <table:table-cell office:value-type="float" office:value="-56.93" calcext:value-type="float">
            <text:p>-56.93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7-29" calcext:value-type="date">
            <text:p>07/29/19</text:p>
          </table:table-cell>
          <table:table-cell office:value-type="string" calcext:value-type="string">
            <text:p>JK Tax (carol ma accountant meet up)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expense</text:p>
          </table:table-cell>
          <table:table-cell office:value-type="float" office:value="-226" calcext:value-type="float">
            <text:p>-226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Debit</text:p>
          </table:table-cell>
          <table:table-cell/>
        </table:table-row>
        <table:table-row table:style-name="ro1">
          <table:table-cell office:value-type="date" office:date-value="2019-07-30" calcext:value-type="date">
            <text:p>07/30/19</text:p>
          </table:table-cell>
          <table:table-cell office:value-type="string" calcext:value-type="string">
            <text:p>CIBC 0704 July credit card payment</text:p>
          </table:table-cell>
          <table:table-cell office:value-type="string" calcext:value-type="string">
            <text:p>Card</text:p>
          </table:table-cell>
          <table:table-cell office:value-type="string" calcext:value-type="string">
            <text:p>Payment</text:p>
          </table:table-cell>
          <table:table-cell office:value-type="float" office:value="-1786.78" calcext:value-type="float">
            <text:p>-1786.78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Debit</text:p>
          </table:table-cell>
          <table:table-cell/>
        </table:table-row>
        <table:table-row table:style-name="ro1">
          <table:table-cell office:value-type="date" office:date-value="2019-07-30" calcext:value-type="date">
            <text:p>07/30/19</text:p>
          </table:table-cell>
          <table:table-cell office:value-type="string" calcext:value-type="string">
            <text:p>CAD from personal to 49919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equity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Debit</text:p>
          </table:table-cell>
          <table:table-cell/>
        </table:table-row>
        <table:table-row table:style-name="ro1">
          <table:table-cell office:value-type="date" office:date-value="2019-08-01" calcext:value-type="date">
            <text:p>08/01/19</text:p>
          </table:table-cell>
          <table:table-cell office:value-type="string" calcext:value-type="string">
            <text:p>CAD from TD business to TD US personal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equity</text:p>
          </table:table-cell>
          <table:table-cell office:value-type="float" office:value="-100" calcext:value-type="float">
            <text:p>-100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TD Debit</text:p>
          </table:table-cell>
          <table:table-cell/>
        </table:table-row>
        <table:table-row table:style-name="ro1">
          <table:table-cell office:value-type="date" office:date-value="2019-08-02" calcext:value-type="date">
            <text:p>08/02/19</text:p>
          </table:table-cell>
          <table:table-cell office:value-type="string" calcext:value-type="string">
            <text:p>Gas 60.92 (NYC trip)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expense</text:p>
          </table:table-cell>
          <table:table-cell office:value-type="float" office:value="-60.92" calcext:value-type="float">
            <text:p>-60.92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8-02" calcext:value-type="date">
            <text:p>08/02/19</text:p>
          </table:table-cell>
          <table:table-cell office:value-type="string" calcext:value-type="string">
            <text:p>Gas 30 USD(Penn state)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expense</text:p>
          </table:table-cell>
          <table:table-cell office:value-type="float" office:value="-30" calcext:value-type="float">
            <text:p>-30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8-04" calcext:value-type="date">
            <text:p>08/04/19</text:p>
          </table:table-cell>
          <table:table-cell office:value-type="string" calcext:value-type="string">
            <text:p>Gas 30 USD(Penn state)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expense</text:p>
          </table:table-cell>
          <table:table-cell office:value-type="float" office:value="-30" calcext:value-type="float">
            <text:p>-30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8-04" calcext:value-type="date">
            <text:p>08/04/19</text:p>
          </table:table-cell>
          <table:table-cell office:value-type="string" calcext:value-type="string">
            <text:p>Gas 52.65 (NYC trip)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expense</text:p>
          </table:table-cell>
          <table:table-cell office:value-type="float" office:value="-52.65" calcext:value-type="float">
            <text:p>-52.65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8-02" calcext:value-type="date">
            <text:p>08/02/19</text:p>
          </table:table-cell>
          <table:table-cell office:value-type="string" calcext:value-type="string">
            <text:p>TD Car insurance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expense</text:p>
          </table:table-cell>
          <table:table-cell office:value-type="float" office:value="-183.63" calcext:value-type="float">
            <text:p>-183.63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8-02" calcext:value-type="date">
            <text:p>08/02/19</text:p>
          </table:table-cell>
          <table:table-cell office:value-type="string" calcext:value-type="string">
            <text:p>Honda car lease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expense</text:p>
          </table:table-cell>
          <table:table-cell office:value-type="float" office:value="-900" calcext:value-type="float">
            <text:p>-900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</table:table>
      <table:table table:name="630 Month end" table:style-name="ta1"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USDCAD (2019/6/30)</text:p>
          </table:table-cell>
          <table:table-cell office:value-type="float" office:value="1.31" calcext:value-type="float">
            <text:p>1.31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ompany account</text:p>
          </table:table-cell>
          <table:table-cell table:number-columns-repeated="4"/>
          <table:table-cell office:value-type="string" calcext:value-type="string">
            <text:p>Income Statement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Rate</text:p>
          </table:table-cell>
        </table:table-row>
        <table:table-row table:style-name="ro1">
          <table:table-cell office:value-type="string" calcext:value-type="string">
            <text:p>Balance Sheet</text:p>
          </table:table-cell>
          <table:table-cell table:number-columns-repeated="4"/>
          <table:table-cell table:style-name="ce9" office:value-type="string" calcext:value-type="string">
            <text:p>Revenue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SD</text:p>
          </table:table-cell>
          <table:table-cell table:formula="of:=IF([.H4]=&quot;CAD&quot;;1;IF([.H4]=&quot;USD&quot;;[.$B$1];0))" office:value-type="float" office:value="1.31" calcext:value-type="float">
            <text:p>1.31</text:p>
          </table:table-cell>
        </table:table-row>
        <table:table-row table:style-name="ro1">
          <table:table-cell table:style-name="ce9" office:value-type="string" calcext:value-type="string">
            <text:p>Assets</text:p>
          </table:table-cell>
          <table:table-cell table:number-columns-repeated="8"/>
        </table:table-row>
        <table:table-row table:style-name="ro1">
          <table:table-cell table:style-name="ce10" office:value-type="string" calcext:value-type="string">
            <text:p>CIBC</text:p>
          </table:table-cell>
          <table:table-cell table:number-columns-repeated="4"/>
          <table:table-cell table:style-name="ce9" office:value-type="string" calcext:value-type="string">
            <text:p>Expens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h (CAD)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CAD</text:p>
          </table:table-cell>
          <table:table-cell table:formula="of:=IF([.C7]=&quot;CAD&quot;;1;IF([.C7]=&quot;USD&quot;;[.$B$1];0))" office:value-type="float" office:value="1" calcext:value-type="float">
            <text:p>1</text:p>
          </table:table-cell>
          <table:table-cell/>
          <table:table-cell office:value-type="string" calcext:value-type="string">
            <text:p>CellPhone</text:p>
          </table:table-cell>
          <table:table-cell office:value-type="float" office:value="-90.33" calcext:value-type="float">
            <text:p>-90.33</text:p>
          </table:table-cell>
          <table:table-cell office:value-type="string" calcext:value-type="string">
            <text:p>CAD</text:p>
          </table:table-cell>
          <table:table-cell table:formula="of:=IF([.H7]=&quot;CAD&quot;;1;IF([.H7]=&quot;USD&quot;;[.$B$1];0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sh(USD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SD</text:p>
          </table:table-cell>
          <table:table-cell table:formula="of:=IF([.C8]=&quot;CAD&quot;;1;IF([.C8]=&quot;USD&quot;;[.$B$1];0))" office:value-type="float" office:value="1.31" calcext:value-type="float">
            <text:p>1.31</text:p>
          </table:table-cell>
          <table:table-cell/>
          <table:table-cell office:value-type="string" calcext:value-type="string">
            <text:p>Bank Service charge TD CAD</text:p>
          </table:table-cell>
          <table:table-cell office:value-type="float" office:value="-3.08" calcext:value-type="float">
            <text:p>-3.08</text:p>
          </table:table-cell>
          <table:table-cell office:value-type="string" calcext:value-type="string">
            <text:p>CAD</text:p>
          </table:table-cell>
          <table:table-cell table:formula="of:=IF([.H8]=&quot;CAD&quot;;1;IF([.H8]=&quot;USD&quot;;[.$B$1];0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t Cash (CIBC)</text:p>
          </table:table-cell>
          <table:table-cell table:formula="of:=SUMPRODUCT([.B7:.B8];[.D7:.D8])" office:value-type="float" office:value="431" calcext:value-type="float">
            <text:p>431</text:p>
          </table:table-cell>
          <table:table-cell table:number-columns-repeated="3"/>
          <table:table-cell office:value-type="string" calcext:value-type="string">
            <text:p>Bank Service Charge TD USD</text:p>
          </table:table-cell>
          <table:table-cell office:value-type="float" office:value="-3.01" calcext:value-type="float">
            <text:p>-3.01</text:p>
          </table:table-cell>
          <table:table-cell office:value-type="string" calcext:value-type="string">
            <text:p>USD</text:p>
          </table:table-cell>
          <table:table-cell table:formula="of:=IF([.H9]=&quot;CAD&quot;;1;IF([.H9]=&quot;USD&quot;;[.$B$1];0))" office:value-type="float" office:value="1.31" calcext:value-type="float">
            <text:p>1.3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Gas</text:p>
          </table:table-cell>
          <table:table-cell office:value-type="float" office:value="-20.03" calcext:value-type="float">
            <text:p>-20.03</text:p>
          </table:table-cell>
          <table:table-cell office:value-type="string" calcext:value-type="string">
            <text:p>CAD</text:p>
          </table:table-cell>
          <table:table-cell table:formula="of:=IF([.H10]=&quot;CAD&quot;;1;IF([.H10]=&quot;USD&quot;;[.$B$1];0))" office:value-type="float" office:value="1" calcext:value-type="float">
            <text:p>1</text:p>
          </table:table-cell>
        </table:table-row>
        <table:table-row table:style-name="ro1">
          <table:table-cell table:style-name="ce15" office:value-type="string" calcext:value-type="string">
            <text:p>TD</text:p>
          </table:table-cell>
          <table:table-cell table:number-columns-repeated="4"/>
          <table:table-cell office:value-type="string" calcext:value-type="string">
            <text:p>Honda Pilot lease deposit</text:p>
          </table:table-cell>
          <table:table-cell office:value-type="float" office:value="-500" calcext:value-type="float">
            <text:p>-500</text:p>
          </table:table-cell>
          <table:table-cell office:value-type="string" calcext:value-type="string">
            <text:p>CAD</text:p>
          </table:table-cell>
          <table:table-cell table:formula="of:=IF([.H11]=&quot;CAD&quot;;1;IF([.H11]=&quot;USD&quot;;[.$B$1];0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sh (CAD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AD</text:p>
          </table:table-cell>
          <table:table-cell table:formula="of:=IF([.C12]=&quot;CAD&quot;;1;IF([.C12]=&quot;USD&quot;;[.$B$1];0)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sh(USD)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USD</text:p>
          </table:table-cell>
          <table:table-cell table:formula="of:=IF([.C13]=&quot;CAD&quot;;1;IF([.C13]=&quot;USD&quot;;[.$B$1];0))" office:value-type="float" office:value="1.31" calcext:value-type="float">
            <text:p>1.31</text:p>
          </table:table-cell>
          <table:table-cell/>
          <table:table-cell office:value-type="string" calcext:value-type="string">
            <text:p>Overall Expense</text:p>
          </table:table-cell>
          <table:table-cell table:formula="of:=SUMPRODUCT([.G7:.G11];[.I7:.I11])" office:value-type="float" office:value="-617.3831" calcext:value-type="float">
            <text:p>-617.38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 Cash (TD)</text:p>
          </table:table-cell>
          <table:table-cell table:formula="of:=SUMPRODUCT([.B12:.B13];[.D12:.D13])" office:value-type="float" office:value="193.01" calcext:value-type="float">
            <text:p>193.01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table:style-name="ce9" office:value-type="string" calcext:value-type="string">
            <text:p>Liability</text:p>
          </table:table-cell>
          <table:table-cell table:number-columns-repeated="8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style-name="ce9" office:value-type="string" calcext:value-type="string">
            <text:p>Equity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nadian Dollars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CAD</text:p>
          </table:table-cell>
          <table:table-cell table:formula="of:=IF([.C21]=&quot;CAD&quot;;1;IF([.C21]=&quot;USD&quot;;[.$B$1];0)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D 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USD</text:p>
          </table:table-cell>
          <table:table-cell table:formula="of:=IF([.C22]=&quot;CAD&quot;;1;IF([.C22]=&quot;USD&quot;;[.$B$1];0))" office:value-type="float" office:value="1.31" calcext:value-type="float">
            <text:p>1.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t Equity</text:p>
          </table:table-cell>
          <table:table-cell table:formula="of:=SUMPRODUCT([.B21:.B22];[.D21:.D22])" office:value-type="float" office:value="624.01" calcext:value-type="float">
            <text:p>624.01</text:p>
          </table:table-cell>
          <table:table-cell table:number-columns-repeated="7"/>
        </table:table-row>
      </table:table>
      <table:table table:name="731 Monthend" table:style-name="ta1">
        <table:table-column table:style-name="co14" table:default-cell-style-name="Default"/>
        <table:table-row table:style-name="ro1">
          <table:table-cell/>
        </table:table-row>
      </table:table>
      <table:table table:name="Directive" table:style-name="ta1">
        <table:table-column table:style-name="co15" table:default-cell-style-name="ce16"/>
        <table:table-row table:style-name="ro1">
          <table:table-cell table:style-name="Default"/>
        </table:table-row>
        <table:table-row table:style-name="ro2">
          <table:table-cell office:value-type="string" calcext:value-type="string">
            <text:p>1. Only expenses incurred on the company account, using company debit and/or credit card will be recorded. </text:p>
            <text:p>2. Expenses incurred with personal cards/accounts will NOT be recorded. </text:p>
            <text:p>3. All expenses incurred with company account HAVE to be recorded. </text:p>
            <text:p>4. There will be 1-1 correspondence on company books and business bank statements. </text:p>
          </table:table-cell>
        </table:table-row>
        <table:table-row table:style-name="ro1" table:number-rows-repeated="13">
          <table:table-cell/>
        </table:table-row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Cost.A1:Cost.H28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6">00/00/0000</text:date>, <text:time style:data-style-name="N2" text:time-value="07:49:53.7429527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7T03:39:05.858071502</meta:creation-date>
    <dc:date>2019-08-06T08:04:14.066833746</dc:date>
    <meta:editing-duration>P1DT1H26M3S</meta:editing-duration>
    <meta:editing-cycles>103</meta:editing-cycles>
    <meta:generator>LibreOffice/6.0.7.3$Linux_X86_64 LibreOffice_project/00m0$Build-3</meta:generator>
    <meta:document-statistic meta:table-count="4" meta:cell-count="334" meta:object-count="0"/>
  </office:meta>
</office:document-meta>
</file>